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2764in"/>
    </style:style>
    <style:style style:name="co4" style:family="table-column">
      <style:table-column-properties fo:break-before="auto" style:column-width="2.402in"/>
    </style:style>
    <style:style style:name="co5" style:family="table-column">
      <style:table-column-properties fo:break-before="auto" style:column-width="0.68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04">
      <style:table-cell-properties fo:border="0.74pt solid #000000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sio-qs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Unit Cost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684-402100ALF</text:p>
          </table:table-cell>
          <table:table-cell office:value-type="string" calcext:value-type="string">
            <text:p>CONN FPC TOP 40POS 0.5MM R/A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67" calcext:value-type="currency">
            <text:p>$0.67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PCB 0.8MM BLK HASL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0.7" calcext:value-type="currency">
            <text:p>$0.70</text:p>
          </table:table-cell>
        </table:table-row>
        <table:table-row table:style-name="ro1">
          <table:table-cell table:style-name="Default" table:number-columns-repeated="5"/>
          <table:table-cell table:style-name="ce4"/>
        </table:table-row>
        <table:table-row table:style-name="ro1">
          <table:table-cell table:style-name="Default" table:number-columns-repeated="4"/>
          <table:table-cell office:value-type="string" calcext:value-type="string">
            <text:p>BOM Cost</text:p>
          </table:table-cell>
          <table:table-cell table:formula="of:=SUMPRODUCT([.B2:.B3]; [.F2:.F3])" office:value-type="currency" office:currency="USD" office:value="1.37" calcext:value-type="currency">
            <text:p>$1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2T03:13:03.221965151</dc:date>
    <meta:editing-duration>PT9M12S</meta:editing-duration>
    <meta:editing-cycles>1</meta:editing-cycles>
    <meta:document-statistic meta:table-count="1" meta:cell-count="20" meta:object-count="0"/>
    <meta:generator>LibreOffice/7.6.2.1$Linux_X86_64 LibreOffice_project/60$Build-1</meta:generator>
  </office:meta>
</office:document-meta>
</file>